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44c50c"/>
    </style:style>
    <style:style style:name="P2" style:family="paragraph" style:parent-style-name="Header">
      <style:text-properties officeooo:rsid="0044c50c" officeooo:paragraph-rsid="0044c50c"/>
    </style:style>
    <style:style style:name="P3" style:family="paragraph" style:parent-style-name="Standard">
      <style:text-properties fo:font-style="normal" officeooo:rsid="004049fe" officeooo:paragraph-rsid="00374b5f" style:font-style-asian="normal" style:font-style-complex="normal"/>
    </style:style>
    <style:style style:name="P4" style:family="paragraph" style:parent-style-name="Standard">
      <style:text-properties fo:font-style="italic" officeooo:rsid="004049fe" officeooo:paragraph-rsid="00374b5f" style:font-style-asian="italic" style:font-style-complex="italic"/>
    </style:style>
    <style:style style:name="P5" style:family="paragraph" style:parent-style-name="Standard">
      <style:text-properties officeooo:paragraph-rsid="0044c50c"/>
    </style:style>
    <style:style style:name="P6" style:family="paragraph" style:parent-style-name="Standard">
      <style:text-properties officeooo:rsid="004638fb" officeooo:paragraph-rsid="004638fb"/>
    </style:style>
    <style:style style:name="P7" style:family="paragraph" style:parent-style-name="Standard">
      <style:text-properties officeooo:rsid="0046e3bb" officeooo:paragraph-rsid="0046e3bb"/>
    </style:style>
    <style:style style:name="T1" style:family="text">
      <style:text-properties officeooo:rsid="00374b5f"/>
    </style:style>
    <style:style style:name="T2" style:family="text">
      <style:text-properties officeooo:rsid="0044c5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6e3bb" style:font-style-asian="italic" style:font-style-complex="italic"/>
    </style:style>
    <style:style style:name="T5" style:family="text">
      <style:text-properties fo:font-style="italic" officeooo:rsid="004638fb" style:font-style-asian="italic" style:font-style-complex="italic"/>
    </style:style>
    <style:style style:name="T6" style:family="text">
      <style:text-properties fo:font-style="italic" officeooo:rsid="004737e4" style:font-style-asian="italic" style:font-style-complex="italic"/>
    </style:style>
    <style:style style:name="T7" style:family="text">
      <style:text-properties officeooo:rsid="004638fb"/>
    </style:style>
    <style:style style:name="T8" style:family="text">
      <style:text-properties officeooo:rsid="0046e3bb"/>
    </style:style>
    <style:style style:name="T9" style:family="text">
      <style:text-properties fo:font-style="normal" officeooo:rsid="0046e3bb" style:font-style-asian="normal" style:font-style-complex="normal"/>
    </style:style>
    <style:style style:name="T10" style:family="text">
      <style:text-properties officeooo:rsid="004737e4"/>
    </style:style>
    <style:style style:name="T11" style:family="text">
      <style:text-properties officeooo:rsid="0048a1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Zu Aufgabe 6.2:</text:span></text:p>
      <text:p text:style-name="P4">„Beschreiben Sie in einem kurzen Statement den Unterschied zwischen einer JSON (JavaScript Object Notation)-Datei und einer pickle-Datei (Python object serialization) aus Benutzersicht. Was würden Sie wann nutzen? “</text:p>
      <text:p text:style-name="P4"/>
      <text:p text:style-name="P5"><text:span text:style-name="T7">Sowohl </text:span><text:span text:style-name="T3">JSON</text:span>- <text:span text:style-name="T7">als auch </text:span><text:span text:style-name="T5">pickle-</text:span><text:span text:style-name="T9">Dateien</text:span><text:span text:style-name="T7"> werden zum Datenaustausch zwischen Anwendungen benutzt. </text:span><text:span text:style-name="T5">JSON</text:span><text:span text:style-name="T7"> gibt dabei Daten in lesbarer Textform aus und ist unabhängig von der jeweils verwendeten Programmiersprache. </text:span></text:p>
      <text:p text:style-name="P5"/>
      <text:p text:style-name="P6"><text:span text:style-name="T3">Pickle</text:span>-Dateien bestehen nicht aus Text, es handelt sich dabei um Bin<text:span text:style-name="T8">ärcode und somit um nicht lesbare Dateien. Auch ist die </text:span><text:span text:style-name="T4">pickle</text:span><text:span text:style-name="T8">-Methode nicht außerhalb der Programmiersprache </text:span><text:span text:style-name="T4">Python</text:span><text:span text:style-name="T8"> anwendbar. </text:span></text:p>
      <text:p text:style-name="P6"/>
      <text:p text:style-name="P7">Aus den oben beschriebenen Unterschieden der Dateiformate und Methoden ergeben sich einige Hinweise, wann welche Methode verwendet werden sollte: </text:p>
      <text:p text:style-name="P7">Wenn man Daten aus dem Programmcode als lesbare Textdatei speichern möchte, oder wenn Interoperabilität zu den Anforderungen des Programms gehör<text:span text:style-name="T11">t</text:span>, ist man mit <text:span text:style-name="T3">JSON</text:span> besser beraten. Anders <text:span text:style-name="T10">wenn man die Daten nur in </text:span><text:span text:style-name="T6">Python</text:span><text:span text:style-name="T10"> verwenden möchte. Dann ist es ratsamer mit </text:span><text:span text:style-name="T6">pickle</text:span><text:span text:style-name="T10">-Dateien zu arbeiten, denn damit gibt es um einiges weitreichendere Typenverwendung in </text:span><text:span text:style-name="T6">Python</text:span><text:span text:style-name="T10"> als <text:s/>mit </text:span><text:span text:style-name="T6">JSON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44c50c"/>
    </style:style>
    <style:style style:name="MP2" style:family="paragraph" style:parent-style-name="Header">
      <style:text-properties officeooo:rsid="0044c50c" officeooo:paragraph-rsid="0044c50c"/>
    </style:style>
    <style:style style:name="MT1" style:family="text">
      <style:text-properties officeooo:rsid="00374b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ames Bückheimer <text:s/>xxxxxxxx</text:span></text:p>
        <text:p text:style-name="MP2">Mascha Magin <text:s text:c="8"/><text:span text:style-name="MT1">6769154<text:tab/> <text:s text:c="2"/><text:tab/></text:span>EPR1 Übungsblatt 6</text:p>
        <text:p text:style-name="MP2"/>
        <text:p text:style-name="MP1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2:55:27.371941739</meta:creation-date>
    <dc:date>2018-01-12T16:24:20.137341748</dc:date>
    <meta:editing-duration>PT1H38M6S</meta:editing-duration>
    <meta:editing-cycles>24</meta:editing-cycles>
    <meta:generator>LibreOffice/5.4.2.2$Linux_X86_64 LibreOffice_project/40m0$Build-2</meta:generator>
    <meta:document-statistic meta:table-count="0" meta:image-count="0" meta:object-count="0" meta:page-count="1" meta:paragraph-count="9" meta:word-count="170" meta:character-count="1235" meta:non-whitespace-character-count="1054"/>
  </office:meta>
</office:document-meta>
</file>